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bb8bc" officeooo:paragraph-rsid="000bb8bc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0bb8bc" officeooo:paragraph-rsid="000bb8bc" style:font-size-asian="10.5pt" style:font-size-complex="12pt"/>
    </style:style>
    <style:style style:name="T1" style:family="text">
      <style:text-properties officeooo:rsid="000d09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AKING</text:p>
      <text:p text:style-name="P2"/>
      <text:p text:style-name="P2">- <text:span text:style-name="T1">Salutations and ask about life</text:span>…</text:p>
      <text:p text:style-name="P2">-Now that we are finisihing the course… what do you like about this?</text:p>
      <text:p text:style-name="P2">-What’s your favourite technology that you ‘ve learned?</text:p>
      <text:p text:style-name="P2">-<text:span text:style-name="T1">What ‘s the difference between the first and the second course?</text:span></text:p>
      <text:p text:style-name="P2">-<text:span text:style-name="T1">What do you expect about your future in the informatic world?</text:span></text:p>
      <text:p text:style-name="P2">-<text:span text:style-name="T1">In this world you need to be updated...then what is the next thing that you want to learn </text:span></text:p>
      <text:p text:style-name="P2">-<text:span text:style-name="T1">How to keep updated?</text:span></text:p>
      <text:p text:style-name="P2">-Conclusion…<text:span text:style-name="T1"> how will you see in ten years...</text:span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7:26:03.875411622</meta:creation-date>
    <dc:date>2020-02-06T17:48:17.630964402</dc:date>
    <meta:editing-duration>PT1M23S</meta:editing-duration>
    <meta:editing-cycles>1</meta:editing-cycles>
    <meta:document-statistic meta:table-count="0" meta:image-count="0" meta:object-count="0" meta:page-count="1" meta:paragraph-count="9" meta:word-count="80" meta:character-count="447" meta:non-whitespace-character-count="375"/>
    <meta:generator>LibreOffice/6.0.7.3$Linux_X86_64 LibreOffice_project/00m0$Build-3</meta:generator>
  </office:meta>
</office:document-meta>
</file>